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80f" officeooo:paragraph-rsid="0001c80f"/>
    </style:style>
    <style:style style:name="P2" style:family="paragraph" style:parent-style-name="Standard">
      <style:text-properties officeooo:rsid="00026ca1" officeooo:paragraph-rsid="00026ca1"/>
    </style:style>
    <style:style style:name="P3" style:family="paragraph" style:parent-style-name="Standard" style:list-style-name="L1">
      <style:text-properties officeooo:rsid="00026ca1" officeooo:paragraph-rsid="00026ca1"/>
    </style:style>
    <style:style style:name="T1" style:family="text">
      <style:text-properties officeooo:rsid="00026c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sir/madam,</text:p>
      <text:p text:style-name="P1"/>
      <text:p text:style-name="P1">Thank you for giving the datamining assignment to Fontys. We were enjoyed to have received this assignment. We think using dataming to find CAD models is certainly reasonable and within our capabilities to do so. If a job like this would be executed by a company it would be quite expensive to do so and even then datamining is something only certain companies are capable of. Luckily we could have done this assignment for free (and perhaps a reward in the end from you).</text:p>
      <text:p text:style-name="P1"/>
      <text:p text:style-name="P1">Unfortunetaly for us we learned that you <text:span text:style-name="T1">gave this</text:span> assignment to a company to research if this is possible for your company. If we had done this for your company we would have researched this as well. <text:span text:style-name="T1">A</text:span> part of our job is analyzing the assignment and see how we can efficiently solve it. If given to us this would have saved you an amount of money as well.</text:p>
      <text:p text:style-name="P1"/>
      <text:p text:style-name="P1">After discussing what happened with our fellow students <text:span text:style-name="T1">and lecturers</text:span> we are quite dissapointed that things had to happen the way they did. We wish the company you gave the assignment to all the best and we wish you succe<text:span text:style-name="T1">s</text:span>s in this project too.</text:p>
      <text:p text:style-name="P1"/>
      <text:p text:style-name="P2">The events as perceived by our side are:</text:p>
      <text:list xml:id="list292315984" text:style-name="L1">
        <text:list-item>
          <text:p text:style-name="P3">We are given the datamining assignment from Fontys.</text:p>
        </text:list-item>
        <text:list-item>
          <text:p text:style-name="P3">We try to contact your company in the morning.</text:p>
          <text:list>
            <text:list-item>
              <text:p text:style-name="P3">The contact is unavailable until 13:00.</text:p>
            </text:list-item>
            <text:list-item>
              <text:p text:style-name="P3">When calling at 13:00 we learn that our contact went on a holiday until Tuesday next week.</text:p>
            </text:list-item>
          </text:list>
        </text:list-item>
        <text:list-item>
          <text:p text:style-name="P3">You gave us a chance to call with mister Curvers, to whom we explain the situation. He looked into it and found the next contact. </text:p>
        </text:list-item>
        <text:list-item>
          <text:p text:style-name="P3">On Tuesday this contact tells us an external company if analyzing if this assignment is possible. And thus telling us we are no longer required.</text:p>
        </text:list-item>
      </text:list>
      <text:p text:style-name="P1"/>
      <text:p text:style-name="P1">Kind regards,</text:p>
      <text:p text:style-name="P1"/>
      <text:p text:style-name="P1">Sjoerd Brauer, Tobias Derksen, Loek Ehren &amp; Nils Nieuwenhui<text:span text:style-name="T1">s</text:span></text:p>
      <text:p text:style-name="P1">Fontys Hogeschool Techniek &amp; Logisti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1:23:53.836000000</meta:creation-date>
    <dc:date>2017-09-12T11:45:32.512000000</dc:date>
    <meta:editing-duration>PT7S</meta:editing-duration>
    <meta:editing-cycles>1</meta:editing-cycles>
    <meta:document-statistic meta:table-count="0" meta:image-count="0" meta:object-count="0" meta:page-count="1" meta:paragraph-count="14" meta:word-count="319" meta:character-count="1744" meta:non-whitespace-character-count="1444"/>
    <meta:generator>LibreOffice/5.3.0.3$Windows_x86 LibreOffice_project/7074905676c47b82bbcfbea1aeefc84afe1c50e1</meta:generator>
  </office:meta>
</office:document-meta>
</file>